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Mukti Narrow1" svg:font-family="'Mukti Narro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ukti Narrow" svg:font-family="'Mukti Narro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61e" officeooo:paragraph-rsid="000e861e"/>
    </style:style>
    <style:style style:name="P2" style:family="paragraph" style:parent-style-name="Standard">
      <style:text-properties officeooo:rsid="000e861e" officeooo:paragraph-rsid="000e861e"/>
    </style:style>
    <style:style style:name="P3" style:family="paragraph" style:parent-style-name="Standard">
      <style:text-properties officeooo:rsid="000e861e" officeooo:paragraph-rsid="00117eb5"/>
    </style:style>
    <style:style style:name="P4" style:family="paragraph" style:parent-style-name="Standard">
      <style:text-properties officeooo:rsid="000e861e" officeooo:paragraph-rsid="0012b6f7"/>
    </style:style>
    <style:style style:name="P5" style:family="paragraph" style:parent-style-name="Standard">
      <style:text-properties officeooo:rsid="001101d2" officeooo:paragraph-rsid="001101d2"/>
    </style:style>
    <style:style style:name="P6" style:family="paragraph" style:parent-style-name="Standard">
      <style:text-properties officeooo:rsid="001101d2" officeooo:paragraph-rsid="00117eb5"/>
    </style:style>
    <style:style style:name="P7" style:family="paragraph" style:parent-style-name="Standard">
      <style:text-properties officeooo:paragraph-rsid="0012b6f7"/>
    </style:style>
    <style:style style:name="T1" style:family="text">
      <style:text-properties officeooo:rsid="000e861e"/>
    </style:style>
    <style:style style:name="T2" style:family="text">
      <style:text-properties officeooo:rsid="0012b6f7"/>
    </style:style>
    <style:style style:name="T3" style:family="text">
      <style:text-properties fo:font-variant="normal" fo:text-transform="none" style:font-name="Consolas" fo:font-size="12pt" fo:letter-spacing="normal" fo:font-style="normal" fo:font-weight="normal"/>
    </style:style>
    <style:style style:name="T4" style:family="text">
      <style:text-properties fo:font-variant="normal" fo:text-transform="none" fo:color="#a52a2a" style:font-name="Consolas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ic: Let’s learn HTML </text:p>
      <text:p text:style-name="P1"/>
      <text:p text:style-name="P1"/>
      <text:p text:style-name="P1"><text:s/>একটা এইচটিএমএল উদাহরণ দিয়ে শুরু করি </text:p>
      <text:p text:style-name="P1"/>
      <text:p text:style-name="P1">&lt;!DOCTYPE html&gt;</text:p>
      <text:p text:style-name="P1">&lt;html&gt;</text:p>
      <text:p text:style-name="P1">&lt;body&gt;</text:p>
      <text:p text:style-name="P1">&lt;h1&gt;Let’s learn HTML &lt;/h1&gt;</text:p>
      <text:p text:style-name="P1">&lt;p&gt;HTML stands for hypertext markup language&lt;/p&gt;</text:p>
      <text:p text:style-name="P1">&lt;/body&gt;</text:p>
      <text:p text:style-name="P1">&lt;/html&gt;</text:p>
      <text:p text:style-name="P1"/>
      <text:p text:style-name="P1"/>
      <text:p text:style-name="P5">এই কমান্ডটুকু তোমার <text:s/>টেক্সট এডিটরে লিখে ফেল । চল এখন তাহলে বুঝে নেয়া কোন লাইন দ্বারা কি বোঝানো হচ্ছে।</text:p>
      <text:p text:style-name="P5"/>
      <text:p text:style-name="P5">প্রথম লাইনে দেখো, লিখা আছে &lt;!DOCTYPE html&gt; এর অর্থ হচ্ছে তুমি একটা ডকুমেন্ট লিখতে যাচ্ছ। আর সেই ডকুমেন্টটি হচ্ছে এইচটিএমএল টাইপ এর ।</text:p>
      <text:p text:style-name="P5"/>
      <text:p text:style-name="P6">এর পরেই লেখা আছে <text:s/><text:span text:style-name="T1">&lt;html&gt; । </text:span></text:p>
      <text:p text:style-name="P6">যেকোনো এইচটিএমএল ডকুমেন্ট লেখা শুরু করার আগে এই ট্যাগ ইউজ করতে হয় । এই ট্যাগের ভেতরে তোমার সব কমান্ড লাইন থাকবে। এর যখন তোমার সব কমান্ড লেখা শেষ হয়ে যাবে তখন এই ট্যাগের সাথে শুধু একটা ব্যাকশ্লাস যুক্ত করে শেষ করতে পারো । অর্থাৎ <text:span text:style-name="T1">&lt;/html&gt; ।</text:span></text:p>
      <text:p text:style-name="P6"/>
      <text:p text:style-name="P6"/>
      <text:p text:style-name="P6">এর মাঝেই তোমার সব কমান্ড থাকবে ।এখন আমরা সেগুলো নিয়ে আলোচনা করব।</text:p>
      <text:p text:style-name="P6">এখন আমরা যা যা করব সব কিছুই <text:span text:style-name="T1">&lt;html&gt; <text:s/>আর &lt;/html&gt; এই দুটি ট্যাগ এর মাঝে থাকবে।</text:span></text:p>
      <text:p text:style-name="P6">দেখো ৩য় লাইনে লেখা আছে <text:span text:style-name="T1">&lt;body&gt; <text:s/>আর সেটি &lt;/body&gt; ট্যাগ দিয়ে শেষ করা হয়েছে। এই বডির মাঝে তুমি যা লিখবে ,তোমার ওয়েবসাইটে সেটাই দেখা যাবে । যেমন দেখো আমি লিখেছি <text:s text:c="2"/>Let’s learn HTML এবং </text:span></text:p>
      <text:p text:style-name="P3">HTML stands for hypertext markup language । আমি যখন আমরা ওয়েবসাইট টি রান করব ,দেখব এই দুটি লাইন দেখা যাচ্ছে। </text:p>
      <text:p text:style-name="P1"/>
      <text:p text:style-name="P4">এখন এই লাইন দুটো কে তুমি কি ভাবে আর কি আকারে দেখাতে চাও ,সেটিও তুমি নির্ধারন করে দিতে পারবে। যেমন দেখো আমি &lt;h1&gt; ট্যাগ ব্যবহার করে <text:s/>Let’s learn HTML বাক্য টি লিখেছি ।এর অর্থ হচ্ছে এটা আমার হেডিং । হেডিং গুলো &lt;h1&gt; থেকে শুরু করে <text:span text:style-name="T2">&lt;h6&gt; পর্যন্ত হতে পারে। </text:span>&lt;h1&gt; হচ্ছে সবচেয়ে গুরুত্বপুর্ন হেডিং আর <text:span text:style-name="T2">&lt;h6&gt; হচ্ছে সবচেয়ে কম গুরুত্বপুর্ন হেডিং। </text:span></text:p>
      <text:p text:style-name="P4"/>
      <text:p text:style-name="P7"><text:span text:style-name="T1">এর পরের HTML stands for hypertext markup language <text:s/>অংশ টুকু আমি চেয়েছি প্যারাগ্রাফ আকারে লিখতে । একারণে আমরা </text:span><text:span text:style-name="T3">&lt;</text:span><text:span text:style-name="T4">p</text:span><text:span text:style-name="T3">&gt; ট্যাগ ব্যবহার করেছি।</text:span></text:p>
      <text:p text:style-name="P7"><text:span text:style-name="T3"/></text:p>
      <text:p text:style-name="P7"><text:soft-page-break/><text:span text:style-name="T3">এটা ছিল আমাদের সকলের প্রথম কোন এইচটিএমএল কমান্ড লেখা । কিছু কোথা সবসময় খেয়াল রাখবে ,তুমি যে ট্যাগ দিয়েই শুরু করো না কেন ,অব্যশই সেট ট্যাগ এর কাজ শেষ হলে ব্যাকশ্লাস নিয়ে এন্ডিং ট্যাগ দিয়ে দিবে।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Mukti Narrow1" svg:font-family="'Mukti Narro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ukti Narrow" svg:font-family="'Mukti Narro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Mukti 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Mukti Narrow" style:font-size-complex="12pt" style:language-complex="bn" style:country-complex="BD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Mukti Narrow" style:font-family-complex="'Mukti Narro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ukti Narrow1" style:font-family-complex="'Mukti Narrow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ukti Narrow1" style:font-family-complex="'Mukti Narrow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 Narrow1" style:font-family-complex="'Mukti Narrow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01:11:12.796504205</meta:creation-date>
    <meta:editing-duration>PT6M47S</meta:editing-duration>
    <meta:editing-cycles>3</meta:editing-cycles>
    <meta:generator>LibreOffice/5.1.6.2$Linux_X86_64 LibreOffice_project/10m0$Build-2</meta:generator>
    <dc:date>2017-06-09T02:39:08.841607903</dc:date>
    <meta:document-statistic meta:table-count="0" meta:image-count="0" meta:object-count="0" meta:page-count="2" meta:paragraph-count="20" meta:word-count="321" meta:character-count="1315" meta:non-whitespace-character-count="998"/>
  </office:meta>
</office:document-meta>
</file>